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olar_cres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ncient_janggo</text:p>
          </table:table-cell>
          <table:table-cell table:number-columns-repeated="4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de_mail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4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5" office:value-type="string" calcext:value-type="string">
            <text:p>item_ring_of_aquila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ancient_janggo</text:p>
          </table:table-cell>
          <table:table-cell table:style-name="ce35" office:value-type="string" calcext:value-type="string">
            <text:p>item_sange_and_yasha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1:04:52.766568029</dc:date>
    <meta:editing-duration>PT15H13M22S</meta:editing-duration>
    <meta:editing-cycles>572</meta:editing-cycles>
    <meta:document-statistic meta:table-count="6" meta:cell-count="1116" meta:object-count="0"/>
  </office:meta>
</office:document-meta>
</file>